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language="en" fo:country="US" officeooo:rsid="0016af38" officeooo:paragraph-rsid="0016af38"/>
    </style:style>
    <style:style style:name="P2" style:family="paragraph" style:parent-style-name="Standard">
      <style:text-properties fo:language="en" fo:country="US" fo:font-weight="normal" officeooo:rsid="0016af38" officeooo:paragraph-rsid="0016af38" style:font-weight-asian="normal" style:font-weight-complex="normal"/>
    </style:style>
    <style:style style:name="P3" style:family="paragraph" style:parent-style-name="Standard">
      <style:text-properties fo:language="en" fo:country="US" fo:font-weight="normal" officeooo:rsid="00188fc8" officeooo:paragraph-rsid="00188fc8" style:font-weight-asian="normal" style:font-weight-complex="normal"/>
    </style:style>
    <style:style style:name="P4" style:family="paragraph" style:parent-style-name="Standard">
      <style:text-properties fo:language="en" fo:country="US" fo:font-weight="normal" officeooo:rsid="0018bc91" officeooo:paragraph-rsid="0018bc91" style:font-weight-asian="normal" style:font-weight-complex="normal"/>
    </style:style>
    <style:style style:name="P5" style:family="paragraph" style:parent-style-name="Standard">
      <style:text-properties fo:language="en" fo:country="US" fo:font-weight="bold" officeooo:rsid="00188fc8" officeooo:paragraph-rsid="00188fc8" style:font-weight-asian="bold" style:font-weight-complex="bold"/>
    </style:style>
    <style:style style:name="P6" style:family="paragraph" style:parent-style-name="Standard">
      <style:paragraph-properties fo:padding="0.074cm" fo:border-left="none" fo:border-right="none" fo:border-top="none" fo:border-bottom="0.06pt solid #000000" style:join-border="false"/>
      <style:text-properties fo:language="en" fo:country="US" fo:font-weight="normal" officeooo:rsid="0016af38" officeooo:paragraph-rsid="0016af38" style:font-weight-asian="normal" style:font-weight-complex="normal"/>
    </style:style>
    <style:style style:name="P7" style:family="paragraph" style:parent-style-name="Header">
      <style:paragraph-properties fo:text-align="end" style:justify-single-word="false"/>
      <style:text-properties officeooo:rsid="0016af38" officeooo:paragraph-rsid="0016af38"/>
    </style:style>
    <style:style style:name="P8" style:family="paragraph" style:parent-style-name="Header">
      <style:paragraph-properties fo:text-align="end" style:justify-single-word="false"/>
      <style:text-properties fo:language="en" fo:country="US" officeooo:rsid="0016af38" officeooo:paragraph-rsid="0016af38" style:font-size-asian="10.5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en" fo:country="US" style:font-size-asian="10.5pt"/>
    </style:style>
    <style:style style:name="T4" style:family="text">
      <style:text-properties officeooo:rsid="00188fc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oup #1: <text:span text:style-name="T1">Turkey</text:span></text:p>
      <text:p text:style-name="P2">public relations</text:p>
      <text:p text:style-name="P2">military expert</text:p>
      <text:p text:style-name="P2">foreign affairs</text:p>
      <text:p text:style-name="P2">president/ prime minister</text:p>
      <text:p text:style-name="P2"/>
      <text:p text:style-name="P2">Turkey the key geopolitical power in the Middle-East aside from Iran – probably any decision will be discussed with Ankara in the near future. Faces humanitarian crisis at the border of Turkey and Syria. Fear of expansion of Syrian Civil War to their <text:span text:style-name="T4">territory.</text:span></text:p>
      <text:p text:style-name="P6"/>
      <text:p text:style-name="P3"/>
      <text:p text:style-name="P4">Find an event of foreign relations of your country in relation to individual, state- and system-lev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language="en" fo:country="US" officeooo:rsid="0016af38" officeooo:paragraph-rsid="0016af38" style:font-size-asian="10.5pt"/>
    </style:style>
    <style:style style:name="MP2" style:family="paragraph" style:parent-style-name="Header">
      <style:paragraph-properties fo:text-align="end" style:justify-single-word="false"/>
      <style:text-properties officeooo:rsid="0016af38" officeooo:paragraph-rsid="0016af38"/>
    </style:style>
    <style:style style:name="MT1" style:family="text">
      <style:text-properties fo:language="en" fo:country="US" style:font-size-asian="10.5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Fabio Haenel</text:p>
        <text:p text:style-name="MP2"><text:a xlink:type="simple" xlink:href="mailto:fabiohaenel@gmail.com" text:style-name="Internet_20_link" text:visited-style-name="Visited_20_Internet_20_Link"><text:span text:style-name="MT1">fabiohaenel@gmail.com</text:span></text:a></text:p>
        <text:p text:style-name="MP1">„Strategic Games – Making Process“</text:p>
        <text:p text:style-name="MP1"><text:date style:data-style-name="N37" text:date-value="2015-03-17T16:12:04.148720456" text:fixed="true">03/17/15</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7T16:10:02.796562028</meta:creation-date>
    <dc:date>2015-03-17T20:13:02.902589468</dc:date>
    <meta:editing-duration>PT2H6M20S</meta:editing-duration>
    <meta:editing-cycles>1</meta:editing-cycles>
    <meta:document-statistic meta:table-count="0" meta:image-count="0" meta:object-count="0" meta:page-count="1" meta:paragraph-count="11" meta:word-count="79" meta:character-count="525" meta:non-whitespace-character-count="455"/>
    <meta:generator>LibreOffice/4.3.6.2$Linux_X86_64 LibreOffice_project/430$Build-2</meta:generator>
  </office:meta>
</office:document-meta>
</file>